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0F000002BC87FD848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5.7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style:text-properties fo:color="#000080"/>
    </style:style>
    <style:style style:name="P3" style:family="paragraph">
      <style:paragraph-properties fo:text-align="center"/>
    </style:style>
    <style:style style:name="T1" style:family="text">
      <style:text-properties fo:color="#800000" fo:font-size="32pt" style:font-size-asian="32pt" style:font-size-complex="32pt"/>
    </style:style>
    <style:style style:name="T2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6cm" svg:height="15.964cm" svg:x="1.5cm" svg:y="4.5cm">
          <draw:text-box draw:corner-radius="5.545cm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>What will today's technology look like in 60 years?</text:span></text:p>
            <text:p text:style-name="P1"/>
            <text:p text:style-name="P1"><text:a xlink:href="http://t.co/RjzpNoZm">http://t.co/RjzpNoZm</text:a></text:p>
          </draw:text-box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A 5MB Hard Drive from the 1950s</text:span></text:p>
          </draw:text-box>
        </draw:frame>
        <draw:frame draw:style-name="gr2" draw:text-style-name="P3" draw:layer="layout" svg:width="10cm" svg:height="13.283cm" svg:x="9cm" svg:y="3.995cm">
          <draw:image xlink:href="Pictures/100000000000020F000002BC87FD84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M57S</meta:editing-duration>
    <meta:editing-cycles>7</meta:editing-cycles>
    <meta:generator>LibreOffice/3.6$Windows_x86 LibreOffice_project/e29a214-2bbed72-0621de6-a97528c-8f066d</meta:generator>
    <dc:date>2013-01-06T18:17:53.39</dc:date>
    <meta:document-statistic meta:object-count="26"/>
  </office:meta>
</office:document-meta>
</file>